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Buena pregunta. Las <text:span text:style-name="Strong_20_Emphasis">variaciones temáticas</text:span> son versiones específicas de esta misma <text:span text:style-name="Emphasis">voz espiritual</text:span> adaptadas al <text:span text:style-name="Strong_20_Emphasis">tema concreto</text:span> que estás tratando en cada capítulo o sección del laboratorio.</text:p>
      <text:p text:style-name="Text_20_body">Es decir:</text:p>
      <text:list xml:id="list3567429012" text:style-name="L1">
        <text:list-item>
          <text:p text:style-name="P1">La <text:span text:style-name="Strong_20_Emphasis">voz general</text:span> mantiene su tono trascendente, místico, poético y reflexivo.</text:p>
        </text:list-item>
        <text:list-item>
          <text:p text:style-name="P1">Pero el <text:span text:style-name="Strong_20_Emphasis">contenido simbólico y la metáfora central</text:span> cambian según la temática: ADN, reproducción, ciclo de vida, etc.</text:p>
        </text:list-item>
      </text:list>
      <text:p text:style-name="Text_20_body">Así, en vez de repetir siempre la misma estructura genérica, cada introducción y cierre ofrece una meditación distinta y coherente con el concepto que el lector va a explorar técnicamente.</text:p>
      <text:p text:style-name="Horizontal_20_Line"/>
      <text:h text:style-name="Heading_20_3" text:outline-level="3">🌀 Ejemplos de variaciones temáticas</text:h>
      <text:h text:style-name="Heading_20_4" text:outline-level="4">1. <text:span text:style-name="Strong_20_Emphasis">Tema: El ADN – la memoria de la vida</text:span></text:h>
      <text:p text:style-name="Quotations"><text:span text:style-name="Emphasis">Toda criatura es escrita antes de ser nacida. Y ese texto secreto, enrollado como un pergamino dentro de cada célula, es el canto antiguo del ADN. No habla con palabras, sino con formas y funciones. Pero quien aprende a escucharlo, oye el eco de la creación entera.</text:span></text:p>
      <text:h text:style-name="Heading_20_4" text:outline-level="4">2. <text:span text:style-name="Strong_20_Emphasis">Tema: La reproducción – el poder de crear</text:span></text:h>
      <text:p text:style-name="Quotations"><text:span text:style-name="Emphasis">La vida no se guarda para sí. Se da, se multiplica, se reparte en millones de intentos, como el árbol que lanza semillas al viento sin saber a cuál le tocará florecer. En cada acto de reproducción, la vida se reinventa, recordando su deseo eterno de continuar.</text:span></text:p>
      <text:h text:style-name="Heading_20_4" text:outline-level="4">3. <text:span text:style-name="Strong_20_Emphasis">Tema: El individuo – portador del fuego</text:span></text:h>
      <text:p text:style-name="Quotations"><text:span text:style-name="Emphasis">Cada ser que nace es una chispa del fuego eterno. Un portador de memoria, un agente de cambio, una semilla con la fuerza de un mundo entero. No hay criatura sin valor, porque cada una sostiene, aunque sea por un instante, el pulso vivo del universo.</text:span></text:p>
      <text:h text:style-name="Heading_20_4" text:outline-level="4">4. <text:span text:style-name="Strong_20_Emphasis">Tema: Ciclo de vida – el tiempo sagrado</text:span></text:h>
      <text:p text:style-name="Quotations"><text:span text:style-name="Emphasis">Nacer, vivir, morir: he ahí el ritmo sagrado. No es castigo, no es accidente. Es el modo en que la inteligencia de la vida camina: paso tras paso, existencia tras existencia, dejando huellas en el polvo del tiempo que otros seguirán sin saberlo.</text:span></text:p>
      <text:h text:style-name="Heading_20_4" text:outline-level="4">5. <text:span text:style-name="Strong_20_Emphasis">Tema: El sistema funcionando – la danza invisible</text:span></text:h>
      <text:p text:style-name="Quotations"><text:span text:style-name="Emphasis">No se ve, pero late. No se nombra, pero organiza. El sistema de la vida funciona como una danza de millones de cuerpos que no saben que bailan, pero siguen el compás de una música escrita más allá de sus sentidos.</text:span></text:p>
      <text:p text:style-name="Horizontal_20_Line"/>
      <text:h text:style-name="Heading_20_3" text:outline-level="3"><text:soft-page-break/>✨ ¿Cómo usar estas variaciones?</text:h>
      <text:p text:style-name="Text_20_body">Podés:</text:p>
      <text:list xml:id="list673368028" text:style-name="L2">
        <text:list-item>
          <text:p text:style-name="P2">Ponerlas al principio y al final de cada laboratorio, como hicimos en el ejemplo anterior.</text:p>
        </text:list-item>
        <text:list-item>
          <text:p text:style-name="P2">O bien, intercalarlas como pausas meditativas entre secciones técnicas para “bajar el ritmo” y recuperar una dimensión poética.</text:p>
        </text:list-item>
      </text:list>
      <text:p text:style-name="Text_20_body">Si querés, puedo ayudarte ahora a escribir las versiones específicas para cada capítulo que llevamos. ¿Querés empezar por un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9T10:54:56.845000000</meta:creation-date>
    <dc:date>2025-07-29T10:57:47.477000000</dc:date>
    <meta:editing-duration>PT2M50S</meta:editing-duration>
    <meta:editing-cycles>1</meta:editing-cycles>
    <meta:document-statistic meta:table-count="0" meta:image-count="0" meta:object-count="0" meta:page-count="2" meta:paragraph-count="21" meta:word-count="419" meta:character-count="2443" meta:non-whitespace-character-count="2044"/>
    <meta:generator>LibreOffice/7.3.5.2$Windows_X86_64 LibreOffice_project/184fe81b8c8c30d8b5082578aee2fed2ea847c01</meta:generator>
  </office:meta>
</office:document-meta>
</file>